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map style:condition="cell-content()=&quot;OK&quot;" style:apply-style-name="Good" style:base-cell-address="Requirements.G2"/>
      <style:map style:condition="cell-content()!=&quot;OK&quot;" style:apply-style-name="Bad" style:base-cell-address="Requirements.G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bd7cb5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gr1" style:family="graphic">
      <style:graphic-properties svg:stroke-width="2.89pt" svg:stroke-color="#ed1c24" draw:marker-start-width="9.98pt" draw:marker-end-width="9.98pt" draw:fill-color="#ed1c24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width="2.89pt" svg:stroke-color="#ed1c24" draw:marker-start-width="9.98pt" draw:marker-end-width="9.98pt" draw:textarea-horizontal-align="center" draw:textarea-vertical-align="middle" fo:padding-top="1.42pt" fo:padding-bottom="1.42pt" fo:padding-left="1.42pt" fo:padding-right="1.42pt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2" table:default-cell-style-name="ce12"/>
        <table:table-row table:style-name="ro1">
          <table:table-cell table:style-name="ce1" office:value-type="string" calcext:value-type="string">
            <text:p>Requirement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5" table:style-name="ce3"/>
          <table:table-cell/>
        </table:table-row>
        <calcext:conditional-formats>
          <calcext:conditional-format calcext:target-range-address="Requirements.G2:Requirements.G4">
            <calcext:condition calcext:apply-style-name="Good" calcext:value="=&quot;OK&quot;" calcext:base-cell-address="Requirements.G2"/>
            <calcext:condition calcext:apply-style-name="Bad" calcext:value="!=&quot;OK&quot;" calcext:base-cell-address="Requirements.G2"/>
          </calcext:conditional-format>
        </calcext:conditional-formats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Network" table:style-name="ta1">
        <table:shapes>
          <draw:line draw:z-index="0" draw:style-name="gr1" draw:text-style-name="P1" svg:x1="112.08pt" svg:y1="213.82pt" svg:x2="172.03pt" svg:y2="173.93pt">
            <text:p/>
          </draw:line>
          <draw:line draw:z-index="1" draw:style-name="gr2" draw:text-style-name="P2" svg:x1="170.48pt" svg:y1="253.02pt" svg:x2="114.43pt" svg:y2="215.38pt">
            <text:p/>
          </draw:line>
          <draw:line draw:z-index="2" draw:style-name="gr2" draw:text-style-name="P2" svg:x1="259.2pt" svg:y1="94.11pt" svg:x2="346.39pt" svg:y2="120.47pt">
            <text:p/>
          </draw:line>
          <draw:line draw:z-index="3" draw:style-name="gr3" draw:text-style-name="P2" svg:x1="259.2pt" svg:y1="174.67pt" svg:x2="343.28pt" svg:y2="120.47pt">
            <text:p/>
          </draw:line>
          <draw:line draw:z-index="4" draw:style-name="gr2" draw:text-style-name="P2" svg:x1="258.43pt" svg:y1="93.37pt" svg:x2="345.6pt" svg:y2="45.18pt">
            <text:p/>
          </draw:line>
          <draw:line draw:z-index="5" draw:style-name="gr2" draw:text-style-name="P2" svg:x1="259.99pt" svg:y1="176.17pt" svg:x2="345.6pt" svg:y2="45.92pt">
            <text:p/>
          </draw:line>
          <draw:line draw:z-index="6" draw:style-name="gr2" draw:text-style-name="P2" svg:x1="258.43pt" svg:y1="94.88pt" svg:x2="343.28pt" svg:y2="195pt">
            <text:p/>
          </draw:line>
          <draw:line draw:z-index="7" draw:style-name="gr2" draw:text-style-name="P2" svg:x1="259.99pt" svg:y1="176.17pt" svg:x2="347.92pt" svg:y2="195.76pt">
            <text:p/>
          </draw:line>
          <draw:line draw:z-index="8" draw:style-name="gr3" draw:text-style-name="P2" svg:x1="432pt" svg:y1="121.97pt" svg:x2="518.4pt" svg:y2="121.97pt">
            <text:p/>
          </draw:line>
          <draw:line draw:z-index="9" draw:style-name="gr2" draw:text-style-name="P2" svg:x1="259.2pt" svg:y1="247.75pt" svg:x2="517.63pt" svg:y2="289.9pt">
            <text:p/>
          </draw:line>
          <draw:line draw:z-index="10" draw:style-name="gr2" draw:text-style-name="P2" svg:x1="432pt" svg:y1="196.53pt" svg:x2="516.08pt" svg:y2="290.64pt">
            <text:p/>
          </draw:line>
        </table:shapes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2"/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F</text:p>
          </table:table-cell>
          <table:table-cell table:style-name="ce18" table:formula="of:=IFERROR([.M3]+[.N5];&quot;EF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ES</text:p>
          </table:table-cell>
          <table:table-cell table:style-name="ce21" office:value-type="string" calcext:value-type="string">
            <text:p>ID</text:p>
          </table:table-cell>
          <table:table-cell table:style-name="ce18" table:formula="of:=IFERROR([.A4]+[.B6];&quot;EF&quot;)" office:value-type="string" office:string-value="EF" calcext:value-type="string">
            <text:p>EF</text:p>
          </table:table-cell>
          <table:table-cell table:number-columns-repeated="9"/>
          <table:table-cell table:style-name="ce19" table:formula="of:=IFERROR([.M5]-[.M3];&quot;SL&quot;)" office:value-type="float" office:value="5" calcext:value-type="float">
            <text:p>5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4"/>
          <table:table-cell table:number-columns-repeated="1009"/>
        </table:table-row>
        <table:table-row table:style-name="ro1">
          <table:table-cell table:style-name="ce19" table:formula="of:=IFERROR([.A6]-[.A4];&quot;SL&quot;)" office:value-type="string" office:string-value="SL" calcext:value-type="string">
            <text:p>SL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4"/>
          <table:table-cell table:number-columns-repeated="9"/>
          <table:table-cell table:style-name="ce20" table:formula="of:=IFERROR([.O5]-[.N5];&quot;LS&quot;)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0" table:formula="of:=IFERROR([.C6]-[.B6];&quot;LS&quot;)" office:value-type="string" office:string-value="LS" calcext:value-type="string">
            <text:p>LS</text:p>
          </table:table-cell>
          <table:table-cell table:style-name="ce23" office:value-type="string" calcext:value-type="string">
            <text:p>Dur</text:p>
          </table:table-cell>
          <table:table-cell table:style-name="ce20" office:value-type="string" calcext:value-type="string">
            <text:p>LF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</text:p>
          </table:table-cell>
          <table:table-cell table:style-name="ce18" table:formula="of:=IFERROR([.G7]+[.H9];&quot;EF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table:formula="of:=IFERROR([.G9]-[.G7];&quot;SL&quot;)" office:value-type="float" office:value="6" calcext:value-type="float">
            <text:p>6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I9]-[.H9];&quot;LS&quot;)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3"/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E</text:p>
          </table:table-cell>
          <table:table-cell table:style-name="ce18" table:formula="of:=IFERROR([.M9]+[.N11];&quot;EF&quot;)" office:value-type="float" office:value="16" calcext:value-type="float">
            <text:p>16</text:p>
          </table:table-cell>
          <table:table-cell table:number-columns-repeated="3"/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I</text:p>
          </table:table-cell>
          <table:table-cell table:style-name="ce18" table:formula="of:=IFERROR([.S9]+[.T11];&quot;EF&quot;)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19" table:formula="of:=IFERROR([.M11]-[.M9];&quot;SL&quot;)" office:value-type="float" office:value="0" calcext:value-type="float">
            <text:p>0</text:p>
          </table:table-cell>
          <table:table-cell table:style-name="ce22" table:number-columns-spanned="2" table:number-rows-spanned="1"/>
          <table:covered-table-cell table:style-name="ce24"/>
          <table:table-cell table:number-columns-repeated="3"/>
          <table:table-cell table:style-name="ce19" table:formula="of:=IFERROR([.S11]-[.S9];&quot;SL&quot;)" office:value-type="float" office:value="0" calcext:value-type="float">
            <text:p>0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03"/>
        </table:table-row>
        <table:table-row table:style-name="ro1">
          <table:table-cell table:number-columns-repeated="12"/>
          <table:table-cell table:style-name="ce20" table:formula="of:=IFERROR([.O11]-[.N11];&quot;LS&quot;)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3"/>
          <table:table-cell table:style-name="ce20" table:formula="of:=IFERROR([.U11]-[.T11];&quot;LS&quot;)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C</text:p>
          </table:table-cell>
          <table:table-cell table:style-name="ce18" table:formula="of:=IFERROR([.G13]+[.H15];&quot;EF&quot;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table:formula="of:=IFERROR([.G15]-[.G13];&quot;SL&quot;)" office:value-type="float" office:value="0" calcext:value-type="float">
            <text:p>0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I15]-[.H15];&quot;LS&quot;)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3"/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G</text:p>
          </table:table-cell>
          <table:table-cell table:style-name="ce18" table:formula="of:=IFERROR([.M15]+[.N17];&quot;EF&quot;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B</text:p>
          </table:table-cell>
          <table:table-cell table:style-name="ce18" table:formula="of:=IFERROR([.B16]+[.C18];&quot;EF&quot;)" office:value-type="float" office:value="3" calcext:value-type="float">
            <text:p>3</text:p>
          </table:table-cell>
          <table:table-cell table:number-columns-repeated="8"/>
          <table:table-cell table:style-name="ce19" table:formula="of:=IFERROR([.M17]-[.M15];&quot;SL&quot;)" office:value-type="float" office:value="4" calcext:value-type="float">
            <text:p>4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09"/>
        </table:table-row>
        <table:table-row table:style-name="ro1">
          <table:table-cell/>
          <table:table-cell table:style-name="ce19" table:formula="of:=IFERROR([.B18]-[.B16];&quot;SL&quot;)" office:value-type="float" office:value="0" calcext:value-type="float">
            <text:p>0</text:p>
          </table:table-cell>
          <table:table-cell table:style-name="ce22" table:number-columns-spanned="2" table:number-rows-spanned="1"/>
          <table:covered-table-cell table:style-name="ce24"/>
          <table:table-cell table:number-columns-repeated="8"/>
          <table:table-cell table:style-name="ce20" table:formula="of:=IFERROR([.O17]-[.N17];&quot;LS&quot;)" office:value-type="float" office:value="12" calcext:value-type="float">
            <text:p>12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/>
          <table:table-cell table:style-name="ce20" table:formula="of:=IFERROR([.D18]-[.C18];&quot;LS&quot;)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18" table:formula="of:=IFERROR([.G19]+[.H21];&quot;EF&quot;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table:formula="of:=IFERROR([.G21]-[.G19];&quot;SL&quot;)" office:value-type="float" office:value="6" calcext:value-type="float">
            <text:p>6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I21]-[.H21];&quot;LS&quot;)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18"/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H</text:p>
          </table:table-cell>
          <table:table-cell table:style-name="ce18" table:formula="of:=IFERROR([.S22]+[.T24];&quot;EF&quot;)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19" table:formula="of:=IFERROR([.S24]-[.S22];&quot;SL&quot;)" office:value-type="float" office:value="4" calcext:value-type="float">
            <text:p>4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03"/>
        </table:table-row>
        <table:table-row table:style-name="ro1">
          <table:table-cell table:number-columns-repeated="18"/>
          <table:table-cell table:style-name="ce20" table:formula="of:=IFERROR([.U24]-[.T24];&quot;LS&quot;)" office:value-type="float" office:value="15" calcext:value-type="float">
            <text:p>15</text:p>
          </table:table-cell>
          <table:table-cell table:style-name="ce23" office:value-type="float" office:value="2" calcext:value-type="float">
            <text:p>2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03"/>
        </table:table-row>
      </table:table>
      <table:table table:name="Project3Schedule" table:style-name="ta1">
        <table:table-column table:style-name="co10" table:default-cell-style-name="ce5"/>
        <table:table-column table:style-name="co11" table:number-columns-repeated="16" table:default-cell-style-name="ce5"/>
        <table:table-column table:style-name="co2" table:number-columns-repeated="1007" table:default-cell-style-name="ce5"/>
        <table:table-row table:style-name="ro1">
          <table:table-cell table:style-name="ce25" office:value-type="string" calcext:value-type="string" table:number-columns-spanned="17" table:number-rows-spanned="3">
            <text:p>Labour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18" table:number-columns-repeated="6"/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4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style-name="ce28" office:value-type="string" calcext:value-type="string" table:number-columns-spanned="1" table:number-rows-spanned="2">
            <text:p>Score</text:p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covered-table-cell/>
          <table:table-cell table:number-columns-repeated="1016"/>
        </table:table-row>
        <table:table-row table:style-name="ro1">
          <table:table-cell table:style-name="ce27" office:value-type="string" calcext:value-type="string">
            <text:p>Project 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9" table:formula="of:=[.B3]*[.$B$2]+[.C3]*[.$C$2]+[.D3]*[.$D$2]+[.E3]*[.$E$2]+[.F3]*[.$F$2]+[.G3]*[.$G$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formula="of:=[.B4]*[.$B$2]+[.C4]*[.$C$2]+[.D4]*[.$D$2]+[.E4]*[.$E$2]+[.F4]*[.$F$2]+[.G4]*[.$G$2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[.B5]*[.$B$2]+[.C5]*[.$C$2]+[.D5]*[.$D$2]+[.E5]*[.$E$2]+[.F5]*[.$F$2]+[.G5]*[.$G$2]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formula="of:=[.B6]*[.$B$2]+[.C6]*[.$C$2]+[.D6]*[.$D$2]+[.E6]*[.$E$2]+[.F6]*[.$F$2]+[.G6]*[.$G$2]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formula="of:=[.B7]*[.$B$2]+[.C7]*[.$C$2]+[.D7]*[.$D$2]+[.E7]*[.$E$2]+[.F7]*[.$F$2]+[.G7]*[.$G$2]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formula="of:=[.B8]*[.$B$2]+[.C8]*[.$C$2]+[.D8]*[.$D$2]+[.E8]*[.$E$2]+[.F8]*[.$F$2]+[.G8]*[.$G$2]" office:value-type="float" office:value="7.2" calcext:value-type="float">
            <text:p>7.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9" table:target-range-address="Criteria.A3:Criteria.H8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19:30.2814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16:56:57.632601284</dc:date>
    <meta:editing-duration>PT52M59S</meta:editing-duration>
    <meta:editing-cycles>91</meta:editing-cycles>
    <meta:generator>LibreOffice/6.0.7.3$Linux_X86_64 LibreOffice_project/00m0$Build-3</meta:generator>
    <meta:document-statistic meta:table-count="10" meta:cell-count="527" meta:object-count="11"/>
    <meta:user-defined meta:name=""/>
  </office:meta>
</office:document-meta>
</file>